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master-page-name="MP0">
      <style:paragraph-properties fo:text-align="center" style:justify-single-word="false" style:page-number="auto" fo:break-before="page"/>
      <style:text-properties style:use-window-font-color="true" style:text-outline="false" style:text-line-through-style="none" style:font-name="Times New Roman" fo:font-size="18pt" fo:font-style="normal" fo:text-shadow="none" style:text-underline-style="none" fo:font-weight="normal" officeooo:rsid="00088571" officeooo:paragraph-rsid="00088571" style:letter-kerning="true" style:font-name-asian="Times New Roman" style:font-size-asian="18pt" style:font-style-asian="normal" style:font-weight-asian="normal" style:font-name-complex="Times New Roman" style:font-size-complex="18pt" style:font-style-complex="normal" style:font-weight-complex="normal" style:text-emphasize="none" style:text-overline-style="none" style:text-overline-color="font-color"/>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officeooo:paragraph-rsid="0003acb3" style:font-weight-asian="normal" style:font-weight-complex="normal"/>
    </style:style>
    <style:style style:name="P4" style:family="paragraph" style:parent-style-name="Standard">
      <style:paragraph-properties fo:text-align="justify" style:justify-single-word="false"/>
      <style:text-properties fo:font-weight="normal" officeooo:rsid="0001baab" officeooo:paragraph-rsid="0001baab" style:font-weight-asian="normal" style:font-weight-complex="normal"/>
    </style:style>
    <style:style style:name="P5" style:family="paragraph" style:parent-style-name="Standard">
      <style:paragraph-properties fo:text-align="justify" style:justify-single-word="false"/>
      <style:text-properties fo:font-weight="normal" officeooo:rsid="0001baab" officeooo:paragraph-rsid="0003acb3" style:font-weight-asian="normal" style:font-weight-complex="normal"/>
    </style:style>
    <style:style style:name="P6" style:family="paragraph" style:parent-style-name="Standard">
      <style:paragraph-properties fo:text-align="justify"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ize="18pt" fo:font-weight="normal" style:font-size-asian="18pt" style:font-weight-asian="normal" style:font-size-complex="18pt" style:font-weight-complex="normal"/>
    </style:style>
    <style:style style:name="P9" style:family="paragraph" style:parent-style-name="Standard">
      <style:paragraph-properties fo:text-align="justify" style:justify-single-word="false"/>
      <style:text-properties fo:font-size="18pt" style:font-size-asian="18pt" style:font-size-complex="18pt"/>
    </style:style>
    <style:style style:name="P10" style:family="paragraph" style:parent-style-name="Standard">
      <style:paragraph-properties fo:text-align="justify" style:justify-single-word="false"/>
      <style:text-properties style:use-window-font-color="true" style:text-outline="false" style:text-line-through-style="none" style:font-name="Times New Roman" fo:font-size="18pt" fo:font-style="normal" fo:text-shadow="none" style:text-underline-style="none" fo:font-weight="normal" officeooo:rsid="0005f996" officeooo:paragraph-rsid="0005f996" style:letter-kerning="true" style:font-name-asian="Times New Roman" style:font-size-asian="18pt" style:font-style-asian="normal" style:font-weight-asian="normal" style:font-name-complex="Times New Roman" style:font-size-complex="18pt" style:font-style-complex="normal" style:font-weight-complex="normal" style:text-emphasize="none" style:text-overline-style="none" style:text-overline-color="font-color"/>
    </style:style>
    <style:style style:name="P11" style:family="paragraph" style:parent-style-name="Standard">
      <style:paragraph-properties fo:text-align="justify" style:justify-single-word="false"/>
      <style:text-properties style:use-window-font-color="true" style:text-outline="false" style:text-line-through-style="none" style:font-name="Times New Roman" fo:font-size="18pt" fo:font-style="normal" fo:text-shadow="none" style:text-underline-style="none" fo:font-weight="normal" officeooo:rsid="0005f996" officeooo:paragraph-rsid="0007e113" style:letter-kerning="true" style:font-name-asian="Times New Roman" style:font-size-asian="18pt" style:font-style-asian="normal" style:font-weight-asian="normal" style:font-name-complex="Times New Roman" style:font-size-complex="18pt" style:font-style-complex="normal" style:font-weight-complex="normal" style:text-emphasize="none" style:text-overline-style="none" style:text-overline-color="font-color"/>
    </style:style>
    <style:style style:name="P12" style:family="paragraph" style:parent-style-name="Standard">
      <style:paragraph-properties fo:text-align="justify" style:justify-single-word="false"/>
      <style:text-properties style:use-window-font-color="true" style:text-outline="false" style:text-line-through-style="none" style:font-name="Times New Roman" fo:font-size="18pt" fo:font-style="normal" fo:text-shadow="none" style:text-underline-style="none" fo:font-weight="normal" officeooo:rsid="00088571" officeooo:paragraph-rsid="00088571" style:letter-kerning="true" style:font-name-asian="Times New Roman" style:font-size-asian="18pt" style:font-style-asian="normal" style:font-weight-asian="normal" style:font-name-complex="Times New Roman" style:font-size-complex="18pt" style:font-style-complex="normal" style:font-weight-complex="normal" style:text-emphasize="none" style:text-overline-style="none" style:text-overline-color="font-color"/>
    </style:style>
    <style:style style:name="P13" style:family="paragraph" style:parent-style-name="Standard">
      <style:paragraph-properties fo:text-align="center" style:justify-single-word="false"/>
      <style:text-properties style:use-window-font-color="true" style:text-outline="false" style:text-line-through-style="none" style:font-name="Times New Roman" fo:font-size="18pt" fo:font-style="normal" fo:text-shadow="none" style:text-underline-style="none" fo:font-weight="normal" officeooo:rsid="00088571" officeooo:paragraph-rsid="00088571" style:letter-kerning="true" style:font-name-asian="Times New Roman" style:font-size-asian="18pt" style:font-style-asian="normal" style:font-weight-asian="normal" style:font-name-complex="Times New Roman" style:font-size-complex="18pt" style:font-style-complex="normal" style:font-weight-complex="normal" style:text-emphasize="none" style:text-overline-style="none" style:text-overline-color="font-color"/>
    </style:style>
    <style:style style:name="P14" style:family="paragraph" style:parent-style-name="Standard">
      <style:paragraph-properties fo:text-align="center" style:justify-single-word="false"/>
      <style:text-properties style:use-window-font-color="true" style:text-outline="false" style:text-line-through-style="none" style:font-name="Times New Roman" fo:font-size="28pt" fo:font-style="normal" fo:text-shadow="none" style:text-underline-style="none" fo:font-weight="bold" officeooo:rsid="00091eba" officeooo:paragraph-rsid="00091eba" style:letter-kerning="true" style:font-name-asian="Times New Roman" style:font-size-asian="28pt" style:font-style-asian="normal" style:font-weight-asian="bold" style:font-name-complex="Times New Roman" style:font-size-complex="28pt" style:font-style-complex="normal" style:font-weight-complex="bold" style:text-emphasize="none" style:text-overline-style="none" style:text-overline-color="font-color"/>
    </style:style>
    <style:style style:name="P15" style:family="paragraph" style:parent-style-name="Standard">
      <style:paragraph-properties fo:text-align="center" style:justify-single-word="false"/>
      <style:text-properties style:use-window-font-color="true" style:text-outline="false" style:text-line-through-style="none" style:font-name="Times New Roman" fo:font-size="14pt" fo:font-style="normal" fo:text-shadow="none" style:text-underline-style="none" fo:font-weight="normal" officeooo:rsid="00091eba" officeooo:paragraph-rsid="00091eba" style:letter-kerning="true" style:font-name-asian="Times New Roman" style:font-size-asian="12.25pt" style:font-style-asian="normal" style:font-weight-asian="normal" style:font-name-complex="Times New Roman" style:font-size-complex="14pt" style:font-style-complex="normal" style:font-weight-complex="normal" style:text-emphasize="none" style:text-overline-style="none" style:text-overline-color="font-color"/>
    </style:style>
    <style:style style:name="P16"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paragraph-rsid="0001baa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01baab" officeooo:paragraph-rsid="0001baa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0" style:family="paragraph" style:parent-style-name="Standard">
      <style:paragraph-properties fo:text-align="justify" style:justify-single-word="false"/>
      <style:text-properties fo:font-size="16pt" fo:font-weight="bold" officeooo:paragraph-rsid="0003acb3" style:font-size-asian="16pt" style:font-weight-asian="bold" style:font-size-complex="16pt" style:font-weight-complex="bold"/>
    </style:style>
    <style:style style:name="P21" style:family="paragraph" style:parent-style-name="Standard">
      <style:paragraph-properties fo:text-align="justify" style:justify-single-word="false"/>
      <style:text-properties fo:font-size="16pt" fo:font-weight="bold" officeooo:rsid="0001baab" officeooo:paragraph-rsid="0003acb3" style:font-size-asian="16pt" style:font-weight-asian="bold" style:font-size-complex="16pt" style:font-weight-complex="bold"/>
    </style:style>
    <style:style style:name="P22"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23" style:family="paragraph" style:parent-style-name="Standard">
      <style:paragraph-properties fo:text-align="justify" style:justify-single-word="false"/>
      <style:text-properties fo:font-weight="bold" style:font-weight-asian="bold"/>
    </style:style>
    <style:style style:name="P24" style:family="paragraph" style:parent-style-name="Standard">
      <style:paragraph-properties fo:text-align="justify" style:justify-single-word="false"/>
      <style:text-properties fo:font-weight="bold" officeooo:paragraph-rsid="0003acb3" style:font-weight-asian="bold"/>
    </style:style>
    <style:style style:name="P25" style:family="paragraph" style:parent-style-name="Standard">
      <style:paragraph-properties fo:text-align="justify" style:justify-single-word="false"/>
      <style:text-properties fo:font-weight="bold" officeooo:paragraph-rsid="0004254f" style:font-weight-asian="bold"/>
    </style:style>
    <style:style style:name="P26" style:family="paragraph" style:parent-style-name="Standard">
      <style:paragraph-properties fo:text-align="justify" style:justify-single-word="false"/>
      <style:text-properties fo:font-size="13pt" style:font-size-asian="13pt" style:font-size-complex="13pt"/>
    </style:style>
    <style:style style:name="P27"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8" style:family="paragraph" style:parent-style-name="Standard">
      <style:paragraph-properties fo:text-align="justify" style:justify-single-word="false" fo:break-before="page"/>
      <style:text-properties fo:font-weight="normal" officeooo:paragraph-rsid="0001baab" style:font-weight-asian="normal" style:font-weight-complex="normal"/>
    </style:style>
    <style:style style:name="P29" style:family="paragraph" style:parent-style-name="Standard">
      <style:paragraph-properties fo:text-align="justify" style:justify-single-word="false" fo:break-before="page"/>
      <style:text-properties fo:font-size="20pt" fo:font-weight="normal" style:font-size-asian="20pt" style:font-weight-asian="normal" style:font-size-complex="20pt" style:font-weight-complex="normal"/>
    </style:style>
    <style:style style:name="P30" style:family="paragraph" style:parent-style-name="Standard">
      <style:paragraph-properties fo:text-align="justify" style:justify-single-word="false" fo:break-before="page"/>
      <style:text-properties fo:font-size="18pt" fo:font-weight="normal" style:font-size-asian="18pt" style:font-weight-asian="normal" style:font-size-complex="18pt" style:font-weight-complex="normal"/>
    </style:style>
    <style:style style:name="P31" style:family="paragraph" style:parent-style-name="Standard">
      <style:paragraph-properties fo:text-align="justify" style:justify-single-word="false" fo:break-before="page"/>
      <style:text-properties fo:font-size="18pt" style:font-size-asian="18pt" style:font-size-complex="18pt"/>
    </style:style>
    <style:style style:name="P32" style:family="paragraph" style:parent-style-name="Standard">
      <style:paragraph-properties fo:text-align="justify" style:justify-single-word="false" fo:break-before="page"/>
      <style:text-properties style:use-window-font-color="true" style:text-outline="false" style:text-line-through-style="none" style:font-name="Times New Roman" fo:font-size="18pt" fo:font-style="normal" fo:text-shadow="none" style:text-underline-style="none" fo:font-weight="normal" style:letter-kerning="true" style:font-name-asian="Times New Roman" style:font-size-asian="18pt" style:font-style-asian="normal" style:font-weight-asian="normal" style:font-name-complex="Times New Roman" style:font-size-complex="18pt" style:font-style-complex="normal" style:font-weight-complex="normal" style:text-emphasize="none" style:text-overline-style="none" style:text-overline-color="font-color"/>
    </style:style>
    <style:style style:name="P33" style:family="paragraph" style:parent-style-name="Standard">
      <style:paragraph-properties fo:text-align="justify" style:justify-single-word="false" fo:break-before="page"/>
      <style:text-properties style:use-window-font-color="true" style:text-outline="false" style:text-line-through-style="none" style:font-name="Times New Roman" fo:font-size="18pt" fo:font-style="normal" fo:text-shadow="none" style:text-underline-style="none" fo:font-weight="normal" officeooo:rsid="0005f996" officeooo:paragraph-rsid="0005f996" style:letter-kerning="true" style:font-name-asian="Times New Roman" style:font-size-asian="18pt" style:font-style-asian="normal" style:font-weight-asian="normal" style:font-name-complex="Times New Roman" style:font-size-complex="18pt" style:font-style-complex="normal" style:font-weight-complex="normal" style:text-emphasize="none" style:text-overline-style="none" style:text-overline-color="font-color"/>
    </style:style>
    <style:style style:name="P34" style:family="paragraph" style:parent-style-name="Standard">
      <style:paragraph-properties fo:text-align="justify" style:justify-single-word="false" fo:break-before="page"/>
      <style:text-properties style:use-window-font-color="true" style:text-outline="false" style:text-line-through-style="none" style:font-name="Times New Roman" fo:font-size="18pt" fo:font-style="normal" fo:text-shadow="none" style:text-underline-style="none" fo:font-weight="normal" officeooo:rsid="0005f996" officeooo:paragraph-rsid="0007e113" style:letter-kerning="true" style:font-name-asian="Times New Roman" style:font-size-asian="18pt" style:font-style-asian="normal" style:font-weight-asian="normal" style:font-name-complex="Times New Roman" style:font-size-complex="18pt" style:font-style-complex="normal" style:font-weight-complex="normal" style:text-emphasize="none" style:text-overline-style="none" style:text-overline-color="font-color"/>
    </style:style>
    <style:style style:name="P35" style:family="paragraph" style:parent-style-name="Standard">
      <style:paragraph-properties fo:text-align="justify" style:justify-single-word="false" fo:break-before="page"/>
      <style:text-properties style:use-window-font-color="true" style:text-outline="false" style:text-line-through-style="none" style:font-name="Times New Roman" fo:font-size="18pt" fo:font-style="normal" fo:text-shadow="none" style:text-underline-style="none" fo:font-weight="normal" officeooo:rsid="00088571" officeooo:paragraph-rsid="00088571" style:letter-kerning="true" style:font-name-asian="Times New Roman" style:font-size-asian="18pt" style:font-style-asian="normal" style:font-weight-asian="normal" style:font-name-complex="Times New Roman" style:font-size-complex="18pt" style:font-style-complex="normal" style:font-weight-complex="normal" style:text-emphasize="none" style:text-overline-style="none" style:text-overline-color="font-color"/>
    </style:style>
    <style:style style:name="P36" style:family="paragraph" style:parent-style-name="Standard">
      <style:paragraph-properties fo:margin-left="0cm" fo:margin-right="0cm" fo:margin-top="0cm" fo:margin-bottom="0cm" style:contextual-spacing="false" style:line-height-at-least="0.353cm" fo:text-align="justify" style:justify-single-word="false" fo:text-indent="0cm" style:auto-text-indent="false" style:text-autospace="none"/>
      <style:text-properties style:use-window-font-color="true" style:text-outline="false" style:text-line-through-style="none" style:font-name="Times New Roman" fo:font-size="16pt" fo:font-style="normal" fo:text-shadow="none" style:text-underline-style="none" fo:font-weight="normal" style:letter-kerning="true" style:font-name-asian="Times New Roman" style:font-size-asian="16pt" style:font-style-asian="normal" style:font-weight-asian="normal" style:font-name-complex="Times New Roman" style:font-size-complex="16pt" style:font-style-complex="normal" style:font-weight-complex="normal" style:text-emphasize="none" style:text-overline-style="none" style:text-overline-color="font-color"/>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autospace="none"/>
      <style:text-properties fo:font-size="13pt" style:font-size-asian="13pt" style:font-size-complex="13pt"/>
    </style:style>
    <style:style style:name="P38" style:family="paragraph">
      <style:paragraph-properties fo:margin-left="0cm" fo:margin-right="0cm" fo:margin-top="0cm" fo:margin-bottom="0cm" fo:line-height="100%" fo:text-indent="0cm"/>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Times New Roman" fo:font-style="normal" fo:text-shadow="none" style:text-underline-style="none" fo:font-weight="normal" style:letter-kerning="true"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2" style:family="text">
      <style:text-properties style:use-window-font-color="true" style:text-outline="false" style:text-line-through-style="none" fo:font-style="normal" fo:text-shadow="none" style:text-underline-style="none" fo:font-weight="normal" style:letter-kerning="true" style:font-style-asian="normal" style:font-weight-asian="normal" style:font-style-complex="normal" style:font-weight-complex="normal" style:text-emphasize="none"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size="20pt" style:font-size-asian="20pt" style:font-size-complex="20pt"/>
    </style:style>
    <style:style style:name="T5" style:family="text">
      <style:text-properties fo:font-size="20pt" officeooo:rsid="0001baab" style:font-size-asian="20pt" style:font-size-complex="20pt"/>
    </style:style>
    <style:style style:name="T6" style:family="text">
      <style:text-properties officeooo:rsid="0003acb3"/>
    </style:style>
    <style:style style:name="T7" style:family="text">
      <style:text-properties fo:font-size="12pt" style:font-size-asian="10.5pt" style:font-size-complex="12pt"/>
    </style:style>
    <style:style style:name="T8" style:family="text">
      <style:text-properties fo:font-size="12pt" officeooo:rsid="0007e113" style:font-size-asian="10.5pt" style:font-size-complex="12pt"/>
    </style:style>
    <style:style style:name="T9" style:family="text">
      <style:text-properties fo:font-size="12pt" officeooo:rsid="00088571" style:font-size-asian="10.5pt" style:font-size-complex="12pt"/>
    </style:style>
    <style:style style:name="T10" style:family="text">
      <style:text-properties officeooo:rsid="0007e113" style:font-size-asian="15.75pt"/>
    </style:style>
    <style:style style:name="T11" style:family="text">
      <style:text-properties style:use-window-font-color="true" style:text-outline="false" style:text-line-through-styl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fo:font-size="12pt" fo:language="fr" fo:country="FR"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76cm" fo:min-width="7.90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78cm" fo:min-width="4.72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76cm" fo:min-width="10.56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76cm" fo:min-width="6.916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55cm" fo:min-width="7.65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53cm" fo:min-width="3.3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53cm" fo:min-width="3.53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55cm" fo:min-width="7.69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cm" fo:min-width="0.46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78cm" fo:min-width="0.467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3"/>
      <text:p text:style-name="P13"/>
      <text:p text:style-name="P14"/>
      <text:p text:style-name="P14"/>
      <text:p text:style-name="P14"/>
      <text:p text:style-name="P14"/>
      <text:p text:style-name="P14"/>
      <text:p text:style-name="P14"/>
      <text:p text:style-name="P14"/>
      <text:p text:style-name="P14"/>
      <text:p text:style-name="P14">Stade Eau Vive</text:p>
      <text:p text:style-name="P14"/>
      <text:p text:style-name="P14"/>
      <text:p text:style-name="P14"/>
      <text:p text:style-name="P14"/>
      <text:p text:style-name="P14"/>
      <text:p text:style-name="P14"/>
      <text:p text:style-name="P14"/>
      <text:p text:style-name="P14"/>
      <text:p text:style-name="P14"/>
      <text:p text:style-name="P15">Réalisé par M.Boutot, M.Demoget, M.Duprey et M.Labroue</text:p>
      <text:p text:style-name="P15">Encadré par M.Porcq</text:p>
      <text:p text:style-name="P35"/>
      <text:p text:style-name="P12"/>
      <text:p text:style-name="P12"><text:tab/>Introduction</text:p>
      <text:p text:style-name="P12"><text:tab/>Description du projet</text:p>
      <text:p text:style-name="P12"><text:tab/>Comptes-rendu par séance :</text:p>
      <text:p text:style-name="P12"><text:tab/><text:tab/>15 Janvier</text:p>
      <text:p text:style-name="P12"><text:tab/><text:tab/>22 Janvier</text:p>
      <text:p text:style-name="P12"><text:tab/><text:tab/>29 Janvier</text:p>
      <text:p text:style-name="P12"><text:tab/><text:tab/>12 Février</text:p>
      <text:p text:style-name="P12"><text:tab/><text:tab/>19 Février</text:p>
      <text:p text:style-name="P12"><text:tab/><text:tab/>26 Février</text:p>
      <text:p text:style-name="P12"><text:tab/><text:tab/></text:p>
      <text:p text:style-name="P12"><text:tab/>Conclusion</text:p>
      <text:p text:style-name="P12"><text:tab/>Annexes</text:p>
      <text:p text:style-name="P33">Introduction :</text:p>
      <text:p text:style-name="P11"><text:span text:style-name="T7"><text:tab/></text:span></text:p>
      <text:p text:style-name="P11"><text:span text:style-name="T7"><text:tab/>Dans le cadre de notre formation à l'Institut Universitaire Technologique de Caen, il nous a été confié ce projet de gestion d'un stade d'eau vive en c</text:span><text:span text:style-name="T9">ô</text:span><text:span text:style-name="T7">te marinière. Nous sommes un groupe de quatre étudiants de seconde année : M.Boutrot, M.Duprey, M.Demoget et M.Labroue. Et nous sommes encadrés par M.Porcq, professeur et directeur du département Informatique.</text:span></text:p>
      <text:p text:style-name="P11"><text:span text:style-name="T7"><text:tab/></text:span></text:p>
      <text:p text:style-name="P11"><text:span text:style-name="T7"><text:tab/>Nous abordons ce projet dans le cadre de la méthode UML (explications plus bas) et de la mise en place des divers cours qui nous ont été dispensés durant ces deux années d'études. </text:span><text:span text:style-name="T8">Pour cela, nous allons suivre un processus de modélisation du projet très simple : partir des analyses et du modèle physique, pour avancer petit à petit, diagrammes par diagrammes vers le code qui sera très fortement simplifié.</text:span></text:p>
      <text:p text:style-name="P10"><text:span text:style-name="T8"><text:tab/></text:span></text:p>
      <text:p text:style-name="P10"><text:span text:style-name="T8"><text:tab/>Le projet est le suivant : on nous demande de réaliser une application capable de gérer de manière totale un stade d'eau vive en c</text:span><text:span text:style-name="T9">ô</text:span><text:span text:style-name="T8">te marinière. Les contraintes suivantes sont évidentes : comment prendre en compte les facteurs de marées ? Comment prendre en compte les facteurs humains ? Etc.</text:span></text:p>
      <text:p text:style-name="P10"><text:span text:style-name="T8"/></text:p>
      <text:p text:style-name="P10"><text:span text:style-name="T8"/></text:p>
      <text:p text:style-name="P34"><text:span text:style-name="T10">Description précise du projet :</text:span></text:p>
      <text:p text:style-name="P11"><text:span text:style-name="T8"><text:tab/></text:span></text:p>
      <text:p text:style-name="P11"><text:span text:style-name="T8"><text:tab/></text:span><text:span text:style-name="T9">Le but de ce projet est de développer un programme afin de faciliter la gestion d'un stade d'eau vive en côte marinière par informatique. Ce programme doit, avec le moins d'interactions possibles de la par de l'homme, gérer de manière automatisée les différents éléments qui composent le stade.</text:span></text:p>
      <text:p text:style-name="P32">Compte-rendu du 15 Janvier</text:p>
      <text:p text:style-name="P25"/>
      <text:p text:style-name="P25">Notes de cours :</text:p>
      <text:p text:style-name="P25"/>
      <text:p text:style-name="P36">La Méthode UML</text:p>
      <text:p text:style-name="P7"><draw:g text:anchor-type="paragraph" draw:z-index="0" draw:style-name="gr1"><draw:frame draw:style-name="gr2" draw:text-style-name="P39" svg:width="8.411cm" svg:height="1.027cm" svg:x="1.579cm" svg:y="1.974cm"><draw:text-box><text:p text:style-name="P38"><text:span text:style-name="T11">1 Diagramme des cas d'utilisation</text:span></text:p></draw:text-box></draw:frame><draw:frame draw:style-name="gr3" draw:text-style-name="P39" svg:width="5.227cm" svg:height="1.029cm" svg:x="1.579cm" svg:y="2.669cm"><draw:text-box><text:p text:style-name="P38"><text:span text:style-name="T11">2 Diagramme Objet</text:span></text:p></draw:text-box></draw:frame><draw:frame draw:style-name="gr4" draw:text-style-name="P39" svg:width="11.071cm" svg:height="1.027cm" svg:x="1.579cm" svg:y="3.364cm"><draw:text-box><text:p text:style-name="P38"><text:span text:style-name="T11">8 Diagramme de composant / de déploiement</text:span></text:p></draw:text-box></draw:frame><draw:frame draw:style-name="gr5" draw:text-style-name="P39" svg:width="7.418cm" svg:height="1.027cm" svg:x="0.092cm" svg:y="5.311cm"><draw:text-box><text:p text:style-name="P38"><text:span text:style-name="T11">9 7 5 3 Diagramme de Classe</text:span></text:p></draw:text-box></draw:frame><draw:frame draw:style-name="gr6" draw:text-style-name="P39" svg:width="8.157cm" svg:height="1.706cm" svg:x="1.579cm" svg:y="0.614cm"><draw:text-box><text:p text:style-name="P38"><text:span text:style-name="T11"><text:s text:c="3"/></text:span><text:span text:style-name="T11">Diagramme d'activité</text:span><text:span text:style-name="T11"><text:line-break/></text:span><text:span text:style-name="T11"> <text:s text:c="2"/>Diagramme d'état de transition</text:span></text:p></draw:text-box></draw:frame><draw:frame draw:style-name="gr7" draw:text-style-name="P39" svg:width="3.851cm" svg:height="1.705cm" svg:x="9.973cm" svg:y="0.48cm"><draw:text-box><text:p text:style-name="P38"><text:span text:style-name="T12">}</text:span><text:span text:style-name="T11"> </text:span><text:span text:style-name="T13">Interaction</text:span></text:p></draw:text-box></draw:frame><draw:frame draw:style-name="gr8" draw:text-style-name="P40" svg:width="4.035cm" svg:height="1.705cm" svg:x="9.991cm" svg:y="3.823cm"><draw:text-box><text:p text:style-name="P38"><text:span text:style-name="T12">}</text:span><text:span text:style-name="T14"> </text:span><text:span text:style-name="T11">dynamique</text:span></text:p></draw:text-box></draw:frame><draw:frame draw:style-name="gr9" draw:text-style-name="P39" svg:width="8.196cm" svg:height="1.706cm" svg:x="1.579cm" svg:y="3.951cm"><draw:text-box><text:p text:style-name="P38"><text:span text:style-name="T11"><text:s text:c="3"/></text:span><text:span text:style-name="T11">Diagramme de séquence</text:span></text:p><text:p text:style-name="P38"><text:span text:style-name="T11"><text:s text:c="3"/></text:span><text:span text:style-name="T11">Diagramme de communication</text:span></text:p></draw:text-box></draw:frame><draw:frame draw:style-name="gr10" draw:text-style-name="P39" svg:width="0.969cm" svg:height="1.181cm" svg:x="1.579cm" svg:y="1.041cm"><draw:text-box><text:p text:style-name="P38"><text:span text:style-name="T11">6</text:span></text:p></draw:text-box></draw:frame><draw:frame draw:style-name="gr11" draw:text-style-name="P39" svg:width="0.969cm" svg:height="1.029cm" svg:x="1.579cm" svg:y="4.239cm"><draw:text-box><text:p text:style-name="P38"><text:span text:style-name="T11">4</text:span></text:p></draw:text-box></draw:frame></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7"><text:span text:style-name="T1">Les cycles de projet en V ne sont pas efficaces pour les projets sur le long terme. En effet, trop d'imprévus </text:span><text:span text:style-name="T2">sont possibles et les retours en arrière coûtent beaucoup trop cher. De ce fait, on divise un projet en lots selon des cycles « itérations d'incrémentation ». Ils apparaissent comme des minis projets réalisables sous forme de cycle en V, qui s'imbriquent tous pour réaliser le projet final.</text:span></text:p>
      <text:p text:style-name="P7"/>
      <text:p text:style-name="P37"><text:span text:style-name="T1">Des problèmes de compétences entre le corps informatique et les corps de métiers peuvent apparaître au </text:span><text:span text:style-name="T2">cours du projet. Pour cela, les deux corps en question (ou plus) peuvent faire appel à des spécialistes qui maîtrisent les finesses des deux corps de métiers. C'est la problématique liée aux « cas métiers » et « cas utilisateur ».</text:span></text:p>
      <text:p text:style-name="P7"/>
      <text:p text:style-name="P20">Voir liste des acteurs et <text:span text:style-name="T6">Workspace scénario 1</text:span></text:p>
      <text:p text:style-name="P7"/>
      <text:p text:style-name="P7"/>
      <text:p text:style-name="P9"/>
      <text:p text:style-name="P31">Compte-rendu du 22 Janvier</text:p>
      <text:p text:style-name="P26"/>
      <text:p text:style-name="P26">Réalisation d'un diagramme de cas d'utilisation de niveau 1 en se basant sur les différents acteurs définis à la séance précédente (à savoir utilisateur, technicien et lune).</text:p>
      <text:p text:style-name="P26">Finition du résumé du projet (en quoi cela consiste, comment ça fonctionne...)</text:p>
      <text:p text:style-name="P26">Réalisation de l'exercice Marées, qui consiste en une étude des marées, des hauteurs minimum et maximum de la marée pour permettre la fermeture des vannes...</text:p>
      <text:p text:style-name="P26"/>
      <text:p text:style-name="P22">Voir exo marées et solution techno et <text:span text:style-name="T6">Workspace scénario 1</text:span></text:p>
      <text:p text:style-name="P22"><text:s/></text:p>
      <text:p text:style-name="P8"/>
      <text:p text:style-name="P8"/>
      <text:p text:style-name="P30">Compte-rendu du 29 Janvier</text:p>
      <text:p text:style-name="P22"/>
      <text:p text:style-name="P27">Finalisation de la liste des solutions technologiques qui sont au final : un radar détecteur de niveau d'eau ou un capteur de pression, un outil de mesure d'angles, un interrupteur à flotteur.</text:p>
      <text:p text:style-name="P27">Listage des technologies dans le stade (tous les composants indépendants nécessaires au bon fonctionnement du stade d'eau vive).</text:p>
      <text:p text:style-name="P27">Passage des objets physiques aux objets informatiques.</text:p>
      <text:p text:style-name="P27">Création du diagramme de classe de base.</text:p>
      <text:p text:style-name="P27"/>
      <text:p text:style-name="P19">Voir Technologies dans le stade et Solutions technologiques</text:p>
      <text:p text:style-name="P23"/>
      <text:p text:style-name="P23">Notes de cours :</text:p>
      <text:p text:style-name="P23"/>
      <text:p text:style-name="P2">Mémoires vives :</text:p>
      <text:p text:style-name="P2">RAM</text:p>
      <text:p text:style-name="P2"/>
      <text:p text:style-name="P2">Mémoires « mortes » :</text:p>
      <text:p text:style-name="P2">ROM, PROM, EPROM, EEPROM, FLASH</text:p>
      <text:p text:style-name="P2"/>
      <text:p text:style-name="P2">Plusieurs types de moteurs : synchrones, asynchrones, continus, pas à pas...</text:p>
      <text:p text:style-name="P2"/>
      <text:p text:style-name="P2">Capteur rotatif incrémental : il est composé de trous et on incrémente à chaque fois que le capteur passe devant un trou. </text:p>
      <text:p text:style-name="P2">On a deux sorties : quand le capteur tourne on a une impulsion qui correspond à un signal sinusoïdal et grâce à ces deux sorties en fonction de l'une par rapport à l'autre, on peut déterminer dans quel sens tourne le capteur.</text:p>
      <text:p text:style-name="P2"/>
      <text:p text:style-name="P2">Xwindow est un terminal et un protocole.</text:p>
      <text:p text:style-name="P2"/>
      <text:p text:style-name="P2">Détecteur : dit vrai ou faux</text:p>
      <text:p text:style-name="P2">Capteur : donne une mesure</text:p>
      <text:p text:style-name="P2"/>
      <text:p text:style-name="P2">Le technicien utilise Telnet pour se connecter au système embarqué, il télécharge / exécute / met à jour des programmes.</text:p>
      <text:p text:style-name="P2"/>
      <text:p text:style-name="P2"/>
      <text:p text:style-name="P6"/>
      <text:p text:style-name="P29">Compte rendu du 12 février</text:p>
      <text:p text:style-name="P2"/>
      <text:p text:style-name="P2">Finalisation et correction du passage des objets physiques aux objets informatiques. Création du diagramme de classes et du diagramme de séquence.</text:p>
      <text:p text:style-name="P16"/>
      <text:p text:style-name="P20">V<text:span text:style-name="T6">oir Workspace scénario 1</text:span></text:p>
      <text:p text:style-name="P24"/>
      <text:p text:style-name="P24">Notes de cours :</text:p>
      <text:p text:style-name="P3">Diagramme de séquence : </text:p>
      <text:p text:style-name="P2"><text:tab/>Attention, il est important de vérifier qu'un objet actif appelle un objet qui va alors s'activer.</text:p>
      <text:p text:style-name="P2"><text:tab/>Jamais un bloc inactif ne pourra jamais appeler un bloc. </text:p>
      <text:p text:style-name="P2"/>
      <text:p text:style-name="P28"><text:span text:style-name="T4">Compte rendu du </text:span><text:span text:style-name="T5">19</text:span><text:span text:style-name="T4"> février</text:span></text:p>
      <text:p text:style-name="P17"/>
      <text:p text:style-name="P18">Finalisation du scénario 1 :</text:p>
      <text:p text:style-name="P18"><text:tab/>Finalisation du diagramme de classes</text:p>
      <text:p text:style-name="P18"/>
      <text:p text:style-name="P18">Avancée sur le scénario 2 :</text:p>
      <text:p text:style-name="P18"><text:tab/>Création du workspace spécifique</text:p>
      <text:p text:style-name="P18"><text:tab/>Copie du diagramme de classes</text:p>
      <text:p text:style-name="P18"><text:tab/>Création du diagramme de séquence</text:p>
      <text:p text:style-name="P18"/>
      <text:p text:style-name="P21">V<text:span text:style-name="T6">oir Workspace scénarii 1 et 2</text:span></text:p>
      <text:p text:style-name="P28"><text:span text:style-name="T4">Compte rendu du </text:span><text:span text:style-name="T5">26</text:span><text:span text:style-name="T4"> février</text:span></text:p>
      <text:p text:style-name="P4"/>
      <text:p text:style-name="P4"><text:span text:style-name="T6">Finalisation </text:span>du scénario 2 :</text:p>
      <text:p text:style-name="P5"><text:tab/><text:span text:style-name="T6">Finalisation</text:span> <text:span text:style-name="T6">du </text:span>diagramme de séquence</text:p>
      <text:p text:style-name="P4"/>
      <text:p text:style-name="P21">V<text:span text:style-name="T6">oir Workspace scénario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 svg:font-family="Manga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margin-top="0cm" fo:margin-bottom="0cm" style:contextual-spacing="false"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Titre1" style:family="paragraph" style:parent-style-name="Standard">
      <style:paragraph-properties fo:margin-top="0.42cm" fo:margin-bottom="0.21cm" style:contextual-spacing="false"/>
    </style:style>
    <style:style style:name="Titre2" style:family="paragraph" style:parent-style-name="Standard">
      <style:paragraph-properties fo:margin-top="0.42cm" fo:margin-bottom="0.21cm" style: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contextual-spacing="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contextual-spacing="false"/>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contextual-spacing="false"/>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contextual-spacing="false"/>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contextual-spacing="false"/>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top="0cm" fo:margin-bottom="0.499cm" style:contextual-spacing="false" style:text-autospace="none"/>
      <style:text-properties style:use-window-font-color="true" style:text-outline="false" style:text-line-through-style="none" style:font-name="Mangal" fo:font-size="31.5pt" fo:font-style="normal" fo:text-shadow="none" style:text-underline-style="none" fo:font-weight="normal" style:letter-kerning="true" style:font-name-asian="Mangal" style:font-size-asian="31.5pt" style:font-style-asian="normal" style:font-weight-asian="normal" style:font-name-complex="Mangal" style:font-size-complex="31.5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contextual-spacing="false"/>
      <style:text-properties fo:font-size="28pt" style:font-size-asian="28pt" style:font-size-complex="28pt"/>
    </style:style>
    <style:style style:name="Plan_20_3" style:display-name="Plan 3" style:family="paragraph" style:parent-style-name="Plan_20_2">
      <style:paragraph-properties fo:margin-top="0cm" fo:margin-bottom="0.3cm" style:contextual-spacing="false"/>
      <style:text-properties fo:font-size="24pt" style:font-size-asian="24pt" style:font-size-complex="24pt"/>
    </style:style>
    <style:style style:name="Plan_20_4" style:display-name="Plan 4" style:family="paragraph" style:parent-style-name="Plan_20_3">
      <style:paragraph-properties fo:margin-top="0cm" fo:margin-bottom="0.199cm" style:contextual-spacing="false"/>
      <style:text-properties fo:font-size="20pt" style:font-size-asian="20pt" style:font-size-complex="20pt"/>
    </style:style>
    <style:style style:name="Plan_20_5" style:display-name="Plan 5" style:family="paragraph" style:parent-style-name="Plan_20_4">
      <style:paragraph-properties fo:margin-top="0cm" fo:margin-bottom="0.101cm"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t_20_sans_20_remplissage_20_et_20_sans_20_ligne" style:display-name="Objet sans remplissage et sans ligne" style:family="paragraph" style:parent-style-name="Standard"/>
    <style:style style:name="WW-Titre1"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re12"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Titre12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meta:initial-creator>Thibault Labroue</meta:initial-creator>
    <meta:creation-date>2014-01-22T09:28:00Z</meta:creation-date>
    <dc:date>2014-02-26T15:36:55.081874150</dc:date>
    <meta:editing-cycles>25</meta:editing-cycles>
    <meta:editing-duration>PT5H45M54S</meta:editing-duration>
    <meta:document-statistic meta:table-count="0" meta:image-count="0" meta:object-count="0" meta:page-count="10" meta:paragraph-count="74" meta:word-count="820" meta:character-count="4957" meta:non-whitespace-character-count="4167"/>
    <meta:template xlink:type="simple" xlink:actuate="onRequest" xlink:title="" xlink:href="../compteRenduGénéral.odt/Normal.dotm"/>
  </office:meta>
</office:document-meta>
</file>